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structure <text:s/>implementation</text:p>
      <text:p text:style-name="P3"/>
      <text:p text:style-name="P2">As a linear list</text:p>
      <text:list xml:id="list5858508881" text:style-name="L1">
        <text:list-item>
          <text:p text:style-name="P4">Implementation is simple</text:p>
        </text:list-item>
        <text:list-item>
          <text:p text:style-name="P4">Performance wise no good as we require linear time to search through the entries</text:p>
        </text:list-item>
        <text:list-item>
          <text:p text:style-name="P4">Can use a sorted list. </text:p>
        </text:list-item>
      </text:list>
      <text:p text:style-name="P3"/>
      <text:p text:style-name="P2">As a hash table</text:p>
      <text:list xml:id="list1631305753" text:style-name="L2">
        <text:list-item>
          <text:p text:style-name="P5">Major disadvantage is the general fixed size and the dependence of the hash function on that size. Resizing in this case may require reinsertion of all entries.</text:p>
        </text:list-item>
        <text:list-item>
          <text:p text:style-name="P5">Use of separate chaining hash tables helps in this scenar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20T13:14:32</meta:creation-date>
    <dc:date>2012-07-25T11:40:07</dc:date>
    <dc:creator>Kempa </dc:creator>
    <meta:editing-duration>PT7M14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1" meta:paragraph-count="8" meta:word-count="75" meta:character-count="417" meta:non-whitespace-character-count="353"/>
  </office:meta>
</office:document-meta>
</file>